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7111in" table:align="left"/>
    </style:style>
    <style:style style:name="Table1.A" style:family="table-column">
      <style:table-column-properties style:column-width="2.1354in"/>
    </style:style>
    <style:style style:name="Table1.B" style:family="table-column">
      <style:table-column-properties style:column-width="2.5757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orizontal_20_Line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left="0in" fo:margin-right="0in" fo:text-align="end" style:justify-single-word="false" fo:text-indent="0in" style:auto-text-indent="false" style:writing-mode="rl-tb"/>
    </style:style>
    <style:style style:name="P3" style:family="paragraph" style:parent-style-name="Heading_20_2">
      <style:paragraph-properties fo:margin-left="0in" fo:margin-right="0in" fo:text-align="end" style:justify-single-word="false" fo:text-indent="0in" style:auto-text-indent="false" style:writing-mode="rl-tb"/>
    </style:style>
    <style:style style:name="P4" style:family="paragraph" style:parent-style-name="Heading_20_3">
      <style:paragraph-properties fo:margin-left="0in" fo:margin-right="0in" fo:text-align="end" style:justify-single-word="false" fo:text-indent="0in" style:auto-text-indent="false" style:writing-mode="rl-tb"/>
    </style:style>
    <style:style style:name="P5" style:family="paragraph" style:parent-style-name="Heading_20_4">
      <style:paragraph-properties fo:margin-left="0in" fo:margin-right="0in" fo:text-align="end" style:justify-single-word="false" fo:text-indent="0in" style:auto-text-indent="false" style:writing-mode="rl-tb"/>
    </style:style>
    <style:style style:name="P6" style:family="paragraph" style:parent-style-name="Standard">
      <style:paragraph-properties fo:text-align="end" style:justify-single-word="false" style:writing-mode="rl-tb"/>
    </style:style>
    <style:style style:name="P7" style:family="paragraph" style:parent-style-name="Table_20_Contents">
      <style:paragraph-properties fo:text-align="end" style:justify-single-word="false" style:writing-mode="rl-tb"/>
    </style:style>
    <style:style style:name="P8" style:family="paragraph" style:parent-style-name="Table_20_Heading">
      <style:paragraph-properties fo:text-align="end" style:justify-single-word="false" style:writing-mode="rl-tb"/>
    </style:style>
    <style:style style:name="P9" style:family="paragraph" style:parent-style-name="Text_20_body" style:list-style-name="L1">
      <style:paragraph-properties fo:margin-top="0in" fo:margin-bottom="0in" style:contextual-spacing="false" fo:text-align="end" style:justify-single-word="false" style:writing-mode="rl-tb"/>
    </style:style>
    <style:style style:name="P10" style:family="paragraph" style:parent-style-name="Text_20_body" style:list-style-name="L1">
      <style:paragraph-properties fo:text-align="end" style:justify-single-word="false" style:writing-mode="rl-tb"/>
    </style:style>
    <style:style style:name="P11" style:family="paragraph" style:parent-style-name="Text_20_body">
      <style:paragraph-properties fo:text-align="end" style:justify-single-word="false" style:writing-mode="rl-tb"/>
    </style:style>
    <style:style style:name="P12" style:family="paragraph" style:parent-style-name="Text_20_body" style:list-style-name="L2">
      <style:paragraph-properties fo:margin-top="0in" fo:margin-bottom="0in" style:contextual-spacing="false" fo:text-align="end" style:justify-single-word="false" style:writing-mode="rl-tb"/>
    </style:style>
    <style:style style:name="P13" style:family="paragraph" style:parent-style-name="Text_20_body" style:list-style-name="L2">
      <style:paragraph-properties fo:text-align="end" style:justify-single-word="false" style:writing-mode="rl-tb"/>
    </style:style>
    <style:style style:name="P14" style:family="paragraph" style:parent-style-name="Text_20_body" style:list-style-name="L3">
      <style:paragraph-properties fo:margin-top="0in" fo:margin-bottom="0in" style:contextual-spacing="false" fo:text-align="end" style:justify-single-word="false" style:writing-mode="rl-tb"/>
    </style:style>
    <style:style style:name="P15" style:family="paragraph" style:parent-style-name="Text_20_body" style:list-style-name="L3">
      <style:paragraph-properties fo:text-align="end" style:justify-single-word="false" style:writing-mode="rl-tb"/>
    </style:style>
    <style:style style:name="P16" style:family="paragraph" style:parent-style-name="Text_20_body" style:list-style-name="L4">
      <style:paragraph-properties fo:margin-top="0in" fo:margin-bottom="0in" style:contextual-spacing="false" fo:text-align="end" style:justify-single-word="false" style:writing-mode="rl-tb"/>
    </style:style>
    <style:style style:name="P17" style:family="paragraph" style:parent-style-name="Text_20_body" style:list-style-name="L4">
      <style:paragraph-properties fo:text-align="end" style:justify-single-word="false" style:writing-mode="rl-tb"/>
    </style:style>
    <style:style style:name="P18" style:family="paragraph" style:parent-style-name="Text_20_body" style:list-style-name="L5">
      <style:paragraph-properties fo:margin-top="0in" fo:margin-bottom="0in" style:contextual-spacing="false" fo:text-align="end" style:justify-single-word="false" style:writing-mode="rl-tb"/>
    </style:style>
    <style:style style:name="P19" style:family="paragraph" style:parent-style-name="Text_20_body" style:list-style-name="L5">
      <style:paragraph-properties fo:text-align="end" style:justify-single-word="false" style:writing-mode="rl-tb"/>
    </style:style>
    <style:style style:name="P20" style:family="paragraph" style:parent-style-name="Text_20_body" style:list-style-name="L6">
      <style:paragraph-properties fo:margin-top="0in" fo:margin-bottom="0in" style:contextual-spacing="false" fo:text-align="end" style:justify-single-word="false" style:writing-mode="rl-tb"/>
    </style:style>
    <style:style style:name="P21" style:family="paragraph" style:parent-style-name="Text_20_body" style:list-style-name="L6">
      <style:paragraph-properties fo:text-align="end" style:justify-single-word="false" style:writing-mode="rl-tb"/>
    </style:style>
    <style:style style:name="P22" style:family="paragraph" style:parent-style-name="Text_20_body" style:list-style-name="L7">
      <style:paragraph-properties fo:margin-top="0in" fo:margin-bottom="0in" style:contextual-spacing="false" fo:text-align="end" style:justify-single-word="false" style:writing-mode="rl-tb"/>
    </style:style>
    <style:style style:name="P23" style:family="paragraph" style:parent-style-name="Text_20_body" style:list-style-name="L7">
      <style:paragraph-properties fo:text-align="end" style:justify-single-word="false" style:writing-mode="rl-tb"/>
    </style:style>
    <style:style style:name="P24" style:family="paragraph" style:parent-style-name="Text_20_body" style:list-style-name="L8">
      <style:paragraph-properties fo:margin-top="0in" fo:margin-bottom="0in" style:contextual-spacing="false" fo:text-align="end" style:justify-single-word="false" style:writing-mode="rl-tb"/>
    </style:style>
    <style:style style:name="P25" style:family="paragraph" style:parent-style-name="Text_20_body" style:list-style-name="L8">
      <style:paragraph-properties fo:text-align="end" style:justify-single-word="false" style:writing-mode="rl-tb"/>
    </style:style>
    <style:style style:name="P26" style:family="paragraph" style:parent-style-name="Text_20_body" style:list-style-name="L9">
      <style:paragraph-properties fo:margin-top="0in" fo:margin-bottom="0in" style:contextual-spacing="false" fo:text-align="end" style:justify-single-word="false" style:writing-mode="rl-tb"/>
    </style:style>
    <style:style style:name="P27" style:family="paragraph" style:parent-style-name="Text_20_body" style:list-style-name="L9">
      <style:paragraph-properties fo:text-align="end" style:justify-single-word="false" style:writing-mode="rl-tb"/>
    </style:style>
    <style:style style:name="P28" style:family="paragraph" style:parent-style-name="Text_20_body" style:list-style-name="L10">
      <style:paragraph-properties fo:margin-top="0in" fo:margin-bottom="0in" style:contextual-spacing="false" fo:text-align="end" style:justify-single-word="false" style:writing-mode="rl-tb"/>
    </style:style>
    <style:style style:name="P29" style:family="paragraph" style:parent-style-name="Text_20_body" style:list-style-name="L10">
      <style:paragraph-properties fo:text-align="end" style:justify-single-word="false" style:writing-mode="rl-tb"/>
    </style:style>
    <style:style style:name="P30" style:family="paragraph" style:parent-style-name="Text_20_body" style:list-style-name="L11">
      <style:paragraph-properties fo:margin-top="0in" fo:margin-bottom="0in" style:contextual-spacing="false" fo:text-align="end" style:justify-single-word="false" style:writing-mode="rl-tb"/>
    </style:style>
    <style:style style:name="P31" style:family="paragraph" style:parent-style-name="Text_20_body" style:list-style-name="L11">
      <style:paragraph-properties fo:text-align="end" style:justify-single-word="false" style:writing-mode="rl-tb"/>
    </style:style>
    <style:style style:name="P32" style:family="paragraph" style:parent-style-name="Text_20_body" style:list-style-name="L12">
      <style:paragraph-properties fo:margin-top="0in" fo:margin-bottom="0in" style:contextual-spacing="false" fo:text-align="end" style:justify-single-word="false" style:writing-mode="rl-tb"/>
    </style:style>
    <style:style style:name="P33" style:family="paragraph" style:parent-style-name="Text_20_body" style:list-style-name="L12">
      <style:paragraph-properties fo:text-align="end" style:justify-single-word="false" style:writing-mode="rl-tb"/>
    </style:style>
    <style:style style:name="P34" style:family="paragraph" style:parent-style-name="Text_20_body" style:list-style-name="L13">
      <style:paragraph-properties fo:margin-top="0in" fo:margin-bottom="0in" style:contextual-spacing="false" fo:text-align="end" style:justify-single-word="false" style:writing-mode="rl-tb"/>
    </style:style>
    <style:style style:name="P35" style:family="paragraph" style:parent-style-name="Text_20_body" style:list-style-name="L13">
      <style:paragraph-properties fo:text-align="end" style:justify-single-word="false" style:writing-mode="rl-tb"/>
    </style:style>
    <style:style style:name="P36" style:family="paragraph" style:parent-style-name="Text_20_body" style:list-style-name="L14">
      <style:paragraph-properties fo:margin-top="0in" fo:margin-bottom="0in" style:contextual-spacing="false" fo:text-align="end" style:justify-single-word="false" style:writing-mode="rl-tb"/>
    </style:style>
    <style:style style:name="P37" style:family="paragraph" style:parent-style-name="Text_20_body" style:list-style-name="L14">
      <style:paragraph-properties fo:text-align="end" style:justify-single-word="false" style:writing-mode="rl-tb"/>
    </style:style>
    <style:style style:name="P38" style:family="paragraph" style:parent-style-name="Text_20_body" style:list-style-name="L15">
      <style:paragraph-properties fo:margin-top="0in" fo:margin-bottom="0in" style:contextual-spacing="false" fo:text-align="end" style:justify-single-word="false" style:writing-mode="rl-tb"/>
    </style:style>
    <style:style style:name="P39" style:family="paragraph" style:parent-style-name="Text_20_body" style:list-style-name="L15">
      <style:paragraph-properties fo:text-align="end" style:justify-single-word="false" style:writing-mode="rl-tb"/>
    </style:style>
    <style:style style:name="P40" style:family="paragraph" style:parent-style-name="Text_20_body" style:list-style-name="L16">
      <style:paragraph-properties fo:margin-top="0in" fo:margin-bottom="0in" style:contextual-spacing="false" fo:text-align="end" style:justify-single-word="false" style:writing-mode="rl-tb"/>
    </style:style>
    <style:style style:name="P41" style:family="paragraph" style:parent-style-name="Text_20_body" style:list-style-name="L16">
      <style:paragraph-properties fo:text-align="end" style:justify-single-word="false" style:writing-mode="rl-tb"/>
    </style:style>
    <style:style style:name="P42" style:family="paragraph" style:parent-style-name="Text_20_body" style:list-style-name="L17">
      <style:paragraph-properties fo:margin-top="0in" fo:margin-bottom="0in" style:contextual-spacing="false" fo:text-align="end" style:justify-single-word="false" style:writing-mode="rl-tb"/>
    </style:style>
    <style:style style:name="P43" style:family="paragraph" style:parent-style-name="Text_20_body" style:list-style-name="L17">
      <style:paragraph-properties fo:text-align="end" style:justify-single-word="false" style:writing-mode="rl-tb"/>
    </style:style>
    <style:style style:name="P44" style:family="paragraph" style:parent-style-name="Text_20_body" style:list-style-name="L18">
      <style:paragraph-properties fo:margin-top="0in" fo:margin-bottom="0in" style:contextual-spacing="false" fo:text-align="end" style:justify-single-word="false" style:writing-mode="rl-tb"/>
    </style:style>
    <style:style style:name="P45" style:family="paragraph" style:parent-style-name="Text_20_body" style:list-style-name="L18">
      <style:paragraph-properties fo:text-align="end" style:justify-single-word="false" style:writing-mode="rl-tb"/>
    </style:style>
    <style:style style:name="P46" style:family="paragraph" style:parent-style-name="Text_20_body" style:list-style-name="L19">
      <style:paragraph-properties fo:margin-top="0in" fo:margin-bottom="0in" style:contextual-spacing="false" fo:text-align="end" style:justify-single-word="false" style:writing-mode="rl-tb"/>
    </style:style>
    <style:style style:name="P47" style:family="paragraph" style:parent-style-name="Text_20_body" style:list-style-name="L19">
      <style:paragraph-properties fo:text-align="end" style:justify-single-word="false" style:writing-mode="rl-tb"/>
    </style:style>
    <style:style style:name="P48" style:family="paragraph" style:parent-style-name="Text_20_body" style:list-style-name="L20">
      <style:paragraph-properties fo:margin-top="0in" fo:margin-bottom="0in" style:contextual-spacing="false" fo:text-align="end" style:justify-single-word="false" style:writing-mode="rl-tb"/>
    </style:style>
    <style:style style:name="P49" style:family="paragraph" style:parent-style-name="Text_20_body" style:list-style-name="L20">
      <style:paragraph-properties fo:text-align="end" style:justify-single-word="false" style:writing-mode="rl-tb"/>
    </style:style>
    <style:style style:name="P50" style:family="paragraph" style:parent-style-name="Text_20_body" style:list-style-name="L21">
      <style:paragraph-properties fo:margin-top="0in" fo:margin-bottom="0in" style:contextual-spacing="false" fo:text-align="end" style:justify-single-word="false" style:writing-mode="rl-tb"/>
    </style:style>
    <style:style style:name="P51" style:family="paragraph" style:parent-style-name="Text_20_body" style:list-style-name="L21">
      <style:paragraph-properties fo:text-align="end" style:justify-single-word="false" style:writing-mode="rl-tb"/>
    </style:style>
    <style:style style:name="P52" style:family="paragraph" style:parent-style-name="Text_20_body" style:list-style-name="L22">
      <style:paragraph-properties fo:margin-top="0in" fo:margin-bottom="0in" style:contextual-spacing="false" fo:text-align="end" style:justify-single-word="false" style:writing-mode="rl-tb"/>
    </style:style>
    <style:style style:name="P53" style:family="paragraph" style:parent-style-name="Text_20_body" style:list-style-name="L22">
      <style:paragraph-properties fo:text-align="end" style:justify-single-word="false" style:writing-mode="rl-tb"/>
    </style:style>
    <style:style style:name="P54" style:family="paragraph" style:parent-style-name="Text_20_body" style:list-style-name="L23">
      <style:paragraph-properties fo:margin-top="0in" fo:margin-bottom="0in" style:contextual-spacing="false" fo:text-align="end" style:justify-single-word="false" style:writing-mode="rl-tb"/>
    </style:style>
    <style:style style:name="P55" style:family="paragraph" style:parent-style-name="Text_20_body" style:list-style-name="L23">
      <style:paragraph-properties fo:text-align="end" style:justify-single-word="false" style:writing-mode="rl-tb"/>
    </style:style>
    <style:style style:name="P56" style:family="paragraph" style:parent-style-name="Text_20_body" style:list-style-name="L24">
      <style:paragraph-properties fo:margin-top="0in" fo:margin-bottom="0in" style:contextual-spacing="false" fo:text-align="end" style:justify-single-word="false" style:writing-mode="rl-tb"/>
    </style:style>
    <style:style style:name="P57" style:family="paragraph" style:parent-style-name="Text_20_body" style:list-style-name="L24">
      <style:paragraph-properties fo:text-align="end" style:justify-single-word="false" style:writing-mode="rl-tb"/>
    </style:style>
    <style:style style:name="P58" style:family="paragraph" style:parent-style-name="Text_20_body" style:list-style-name="L25">
      <style:paragraph-properties fo:margin-top="0in" fo:margin-bottom="0in" style:contextual-spacing="false" fo:text-align="end" style:justify-single-word="false" style:writing-mode="rl-tb"/>
    </style:style>
    <style:style style:name="P59" style:family="paragraph" style:parent-style-name="Text_20_body" style:list-style-name="L25">
      <style:paragraph-properties fo:text-align="end" style:justify-single-word="false" style:writing-mode="rl-tb"/>
    </style:style>
    <style:style style:name="P60" style:family="paragraph" style:parent-style-name="Text_20_body" style:list-style-name="L26">
      <style:paragraph-properties fo:margin-top="0in" fo:margin-bottom="0in" style:contextual-spacing="false" fo:text-align="end" style:justify-single-word="false" style:writing-mode="rl-tb"/>
    </style:style>
    <style:style style:name="P61" style:family="paragraph" style:parent-style-name="Text_20_body" style:list-style-name="L26">
      <style:paragraph-properties fo:text-align="end" style:justify-single-word="false" style:writing-mode="rl-tb"/>
    </style:style>
    <style:style style:name="P62" style:family="paragraph" style:parent-style-name="Text_20_body" style:list-style-name="L27">
      <style:paragraph-properties fo:text-align="end" style:justify-single-word="false" style:writing-mode="rl-tb"/>
    </style:style>
    <style:style style:name="P63" style:family="paragraph" style:parent-style-name="Text_20_body" style:list-style-name="L27">
      <style:paragraph-properties fo:margin-top="0in" fo:margin-bottom="0in" style:contextual-spacing="false" fo:text-align="end" style:justify-single-word="false" style:writing-mode="rl-tb"/>
    </style:style>
    <style:style style:name="P64" style:family="paragraph" style:parent-style-name="Text_20_body" style:list-style-name="L28">
      <style:paragraph-properties fo:text-align="end" style:justify-single-word="false" style:writing-mode="rl-tb"/>
    </style:style>
    <style:style style:name="P65" style:family="paragraph" style:parent-style-name="Text_20_body" style:list-style-name="L28">
      <style:paragraph-properties fo:margin-top="0in" fo:margin-bottom="0in" style:contextual-spacing="false" fo:text-align="end" style:justify-single-word="false" style:writing-mode="rl-tb"/>
    </style:style>
    <style:style style:name="P66" style:family="paragraph" style:parent-style-name="Text_20_body" style:list-style-name="L29">
      <style:paragraph-properties fo:text-align="end" style:justify-single-word="false" style:writing-mode="rl-tb"/>
    </style:style>
    <style:style style:name="P67" style:family="paragraph" style:parent-style-name="Text_20_body" style:list-style-name="L29">
      <style:paragraph-properties fo:margin-top="0in" fo:margin-bottom="0in" style:contextual-spacing="false" fo:text-align="end" style:justify-single-word="false" style:writing-mode="rl-tb"/>
    </style:style>
    <style:style style:name="P68" style:family="paragraph" style:parent-style-name="Text_20_body" style:list-style-name="L30">
      <style:paragraph-properties fo:text-align="end" style:justify-single-word="false" style:writing-mode="rl-tb"/>
    </style:style>
    <style:style style:name="P69" style:family="paragraph" style:parent-style-name="Text_20_body" style:list-style-name="L30">
      <style:paragraph-properties fo:margin-top="0in" fo:margin-bottom="0in" style:contextual-spacing="false" fo:text-align="end" style:justify-single-word="false" style:writing-mode="rl-tb"/>
    </style:style>
    <style:style style:name="P70" style:family="paragraph" style:parent-style-name="Text_20_body" style:list-style-name="L31">
      <style:paragraph-properties fo:margin-top="0in" fo:margin-bottom="0in" style:contextual-spacing="false" fo:text-align="end" style:justify-single-word="false" style:writing-mode="rl-tb"/>
    </style:style>
    <style:style style:name="P71" style:family="paragraph" style:parent-style-name="Text_20_body" style:list-style-name="L31">
      <style:paragraph-properties fo:text-align="end" style:justify-single-word="false" style:writing-mode="rl-tb"/>
    </style:style>
    <style:style style:name="P72" style:family="paragraph" style:parent-style-name="Text_20_body" style:list-style-name="L32">
      <style:paragraph-properties fo:margin-top="0in" fo:margin-bottom="0in" style:contextual-spacing="false" fo:text-align="end" style:justify-single-word="false" style:writing-mode="rl-tb"/>
    </style:style>
    <style:style style:name="P73" style:family="paragraph" style:parent-style-name="Text_20_body" style:list-style-name="L32">
      <style:paragraph-properties fo:text-align="end" style:justify-single-word="false" style:writing-mode="rl-tb"/>
    </style:style>
    <style:style style:name="P74" style:family="paragraph" style:parent-style-name="Text_20_body" style:list-style-name="L33">
      <style:paragraph-properties fo:margin-top="0in" fo:margin-bottom="0in" style:contextual-spacing="false" fo:text-align="end" style:justify-single-word="false" style:writing-mode="rl-tb"/>
    </style:style>
    <style:style style:name="P75" style:family="paragraph" style:parent-style-name="Text_20_body" style:list-style-name="L33">
      <style:paragraph-properties fo:text-align="end" style:justify-single-word="false" style:writing-mode="rl-tb"/>
    </style:style>
    <style:style style:name="P76" style:family="paragraph" style:parent-style-name="Text_20_body" style:list-style-name="L34">
      <style:paragraph-properties fo:margin-top="0in" fo:margin-bottom="0in" style:contextual-spacing="false" fo:text-align="end" style:justify-single-word="false" style:writing-mode="rl-tb"/>
    </style:style>
    <style:style style:name="P77" style:family="paragraph" style:parent-style-name="Text_20_body" style:list-style-name="L34">
      <style:paragraph-properties fo:text-align="end" style:justify-single-word="false" style:writing-mode="rl-tb"/>
    </style:style>
    <style:style style:name="P78" style:family="paragraph" style:parent-style-name="Text_20_body" style:list-style-name="L35">
      <style:paragraph-properties fo:margin-top="0in" fo:margin-bottom="0in" style:contextual-spacing="false" fo:text-align="end" style:justify-single-word="false" style:writing-mode="rl-tb"/>
    </style:style>
    <style:style style:name="P79" style:family="paragraph" style:parent-style-name="Text_20_body" style:list-style-name="L35">
      <style:paragraph-properties fo:text-align="end" style:justify-single-word="false" style:writing-mode="rl-tb"/>
    </style:style>
    <style:style style:name="P80" style:family="paragraph" style:parent-style-name="Text_20_body" style:list-style-name="L36">
      <style:paragraph-properties fo:margin-top="0in" fo:margin-bottom="0in" style:contextual-spacing="false" fo:text-align="end" style:justify-single-word="false" style:writing-mode="rl-tb"/>
    </style:style>
    <style:style style:name="P81" style:family="paragraph" style:parent-style-name="Text_20_body" style:list-style-name="L36">
      <style:paragraph-properties fo:text-align="end" style:justify-single-word="false" style:writing-mode="rl-tb"/>
    </style:style>
    <style:style style:name="P82" style:family="paragraph" style:parent-style-name="Text_20_body" style:list-style-name="L37">
      <style:paragraph-properties fo:margin-top="0in" fo:margin-bottom="0in" style:contextual-spacing="false" fo:text-align="end" style:justify-single-word="false" style:writing-mode="rl-tb"/>
    </style:style>
    <style:style style:name="P83" style:family="paragraph" style:parent-style-name="Text_20_body" style:list-style-name="L37">
      <style:paragraph-properties fo:text-align="end" style:justify-single-word="false" style:writing-mode="rl-tb"/>
    </style:style>
    <style:style style:name="P84" style:family="paragraph" style:parent-style-name="Text_20_body" style:list-style-name="L38">
      <style:paragraph-properties fo:margin-top="0in" fo:margin-bottom="0in" style:contextual-spacing="false" fo:text-align="end" style:justify-single-word="false" style:writing-mode="rl-tb"/>
    </style:style>
    <style:style style:name="P85" style:family="paragraph" style:parent-style-name="Text_20_body" style:list-style-name="L38">
      <style:paragraph-properties fo:text-align="end" style:justify-single-word="false" style:writing-mode="rl-tb"/>
    </style:style>
    <style:style style:name="P86" style:family="paragraph" style:parent-style-name="Text_20_body" style:list-style-name="L39">
      <style:paragraph-properties fo:margin-top="0in" fo:margin-bottom="0in" style:contextual-spacing="false" fo:text-align="end" style:justify-single-word="false" style:writing-mode="rl-tb"/>
    </style:style>
    <style:style style:name="P87" style:family="paragraph" style:parent-style-name="Text_20_body" style:list-style-name="L39">
      <style:paragraph-properties fo:text-align="end" style:justify-single-word="false" style:writing-mode="rl-tb"/>
    </style:style>
    <style:style style:name="P88" style:family="paragraph" style:parent-style-name="Text_20_body" style:list-style-name="L40">
      <style:paragraph-properties fo:margin-top="0in" fo:margin-bottom="0in" style:contextual-spacing="false" fo:text-align="end" style:justify-single-word="false" style:writing-mode="rl-tb"/>
    </style:style>
    <style:style style:name="P89" style:family="paragraph" style:parent-style-name="Text_20_body" style:list-style-name="L40">
      <style:paragraph-properties fo:text-align="end" style:justify-single-word="false" style:writing-mode="rl-tb"/>
    </style:style>
    <style:style style:name="P90" style:family="paragraph" style:parent-style-name="Text_20_body" style:list-style-name="L41">
      <style:paragraph-properties fo:margin-top="0in" fo:margin-bottom="0in" style:contextual-spacing="false" fo:text-align="end" style:justify-single-word="false" style:writing-mode="rl-tb"/>
    </style:style>
    <style:style style:name="P91" style:family="paragraph" style:parent-style-name="Text_20_body" style:list-style-name="L41">
      <style:paragraph-properties fo:text-align="end" style:justify-single-word="false" style:writing-mode="rl-tb"/>
    </style:style>
    <style:style style:name="P92" style:family="paragraph" style:parent-style-name="Text_20_body" style:list-style-name="L42">
      <style:paragraph-properties fo:margin-top="0in" fo:margin-bottom="0in" style:contextual-spacing="false" fo:text-align="end" style:justify-single-word="false" style:writing-mode="rl-tb"/>
    </style:style>
    <style:style style:name="P93" style:family="paragraph" style:parent-style-name="Text_20_body" style:list-style-name="L42">
      <style:paragraph-properties fo:text-align="end" style:justify-single-word="false" style:writing-mode="rl-tb"/>
    </style:style>
    <style:style style:name="P94" style:family="paragraph" style:parent-style-name="Text_20_body" style:list-style-name="L43">
      <style:paragraph-properties fo:margin-top="0in" fo:margin-bottom="0in" style:contextual-spacing="false" fo:text-align="end" style:justify-single-word="false" style:writing-mode="rl-tb"/>
    </style:style>
    <style:style style:name="P95" style:family="paragraph" style:parent-style-name="Text_20_body" style:list-style-name="L43">
      <style:paragraph-properties fo:text-align="end" style:justify-single-word="false" style:writing-mode="rl-tb"/>
    </style:style>
    <style:style style:name="P96" style:family="paragraph" style:parent-style-name="Text_20_body" style:list-style-name="L44">
      <style:paragraph-properties fo:margin-top="0in" fo:margin-bottom="0in" style:contextual-spacing="false" fo:text-align="end" style:justify-single-word="false" style:writing-mode="rl-tb"/>
    </style:style>
    <style:style style:name="P97" style:family="paragraph" style:parent-style-name="Text_20_body" style:list-style-name="L44">
      <style:paragraph-properties fo:text-align="end" style:justify-single-word="false" style:writing-mode="rl-tb"/>
    </style:style>
    <style:style style:name="P98" style:family="paragraph" style:parent-style-name="Text_20_body" style:list-style-name="L45">
      <style:paragraph-properties fo:margin-top="0in" fo:margin-bottom="0in" style:contextual-spacing="false" fo:text-align="end" style:justify-single-word="false" style:writing-mode="rl-tb"/>
    </style:style>
    <style:style style:name="P99" style:family="paragraph" style:parent-style-name="Text_20_body" style:list-style-name="L45">
      <style:paragraph-properties fo:text-align="end" style:justify-single-word="false" style:writing-mode="rl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-"/>جزوه جامع آمادگی المپیاد شیمی ایران - مرحله اول</text:h>
      <text:h text:style-name="P3" text:outline-level="2"><text:bookmark text:name="- Copy 1"/>فهرست مطالب</text:h>
      <text:list text:style-name="L1">
        <text:list-item>
          <text:p text:style-name="P9">معرفی کلی المپیاد شیمی </text:p>
        </text:list-item>
        <text:list-item>
          <text:p text:style-name="P9">ساختار آزمون مرحله اول </text:p>
        </text:list-item>
        <text:list-item>
          <text:p text:style-name="P9">مباحث موردنیاز </text:p>
        </text:list-item>
        <text:list-item>
          <text:p text:style-name="P9">راهنمای مطالعه و آمادگی </text:p>
        </text:list-item>
        <text:list-item>
          <text:p text:style-name="P10">نکات و ترفندهای حل مسائل </text:p>
        </text:list-item>
      </text:list>
      <text:p text:style-name="P1"/>
      <text:h text:style-name="P3" text:outline-level="2"><text:bookmark text:name="- Copy 2"/>۱. معرفی کلی المپیاد شیمی ایران</text:h>
      <text:p text:style-name="P11">المپیاد شیمی دانش‌آموزی یکی از معتبرترین مسابقات علمی در ایران است که هدف آن شناسایی و پرورش استعدادهای درخشان در حوزه شیمی است. این مسابقه سالانه برای دانش‌آموزان پایه‌های دهم و یازدهم برگزار می‌شود و برندگان آن می‌توانند نماینده کشور در المپیاد جهانی شیمی باشند.</text:p>
      <text:h text:style-name="P4" text:outline-level="3"><text:bookmark text:name="- Copy 3"/>مراحل المپیاد:</text:h>
      <text:list text:style-name="L2">
        <text:list-item>
          <text:p text:style-name="P12"><text:span text:style-name="Strong_20_Emphasis">مرحله اول</text:span>: آزمون تستی ۵۰ سؤال (سطح دبیرستان + شیمی عمومی) </text:p>
        </text:list-item>
        <text:list-item>
          <text:p text:style-name="P12"><text:span text:style-name="Strong_20_Emphasis">مرحله دوم</text:span>: ۴۰ تست + ۷ سؤال تشریحی (برای ۱۰۰۰ برتر مرحله اول) </text:p>
        </text:list-item>
        <text:list-item>
          <text:p text:style-name="P12"><text:span text:style-name="Strong_20_Emphasis">دوره تابستانی</text:span>: آموزش ۸ هفته‌ای (برای ۴۰ برتر مرحله دوم) </text:p>
        </text:list-item>
        <text:list-item>
          <text:p text:style-name="P13"><text:span text:style-name="Strong_20_Emphasis">دوره انتخابی</text:span>: آمادگی تیمی برای المپیاد جهانی </text:p>
        </text:list-item>
      </text:list>
      <text:p text:style-name="P1"/>
      <text:h text:style-name="P3" text:outline-level="2"><text:bookmark text:name="- Copy 4"/><text:soft-page-break/>۲. ساختار آزمون مرحله اول</text:h>
      <text:h text:style-name="P4" text:outline-level="3"><text:bookmark text:name="- Copy 5"/>نکات کلیدی:</text:h>
      <text:list text:style-name="L3">
        <text:list-item>
          <text:p text:style-name="P14"><text:span text:style-name="Strong_20_Emphasis">تعداد سؤالات</text:span>: حدود ۵۰ سؤال تستی </text:p>
        </text:list-item>
        <text:list-item>
          <text:p text:style-name="P14"><text:span text:style-name="Strong_20_Emphasis">مدت زمان</text:span>: عادتاً ۲.۵ تا ۳ ساعت </text:p>
        </text:list-item>
        <text:list-item>
          <text:p text:style-name="P14"><text:span text:style-name="Strong_20_Emphasis">نوع سؤالات</text:span>: انتخاب‌ چندگزینه‌ای </text:p>
        </text:list-item>
        <text:list-item>
          <text:p text:style-name="P14"><text:span text:style-name="Strong_20_Emphasis">سطح دشواری</text:span>: متوسط تا سخت </text:p>
        </text:list-item>
        <text:list-item>
          <text:p text:style-name="P15"><text:span text:style-name="Strong_20_Emphasis">میزان قبولی</text:span>: حدود ۲.۵-۳% (تقریباً ۱۰۰۰ نفر از ۳۵۰۰۰-۴۰۰۰۰ شرکت‌کننده) </text:p>
        </text:list-item>
      </text:list>
      <text:h text:style-name="P4" text:outline-level="3"><text:bookmark text:name="- Copy 6"/>ویژگی‌های آزمون:</text:h>
      <text:p text:style-name="P11">سؤالات مرحله اول بیشتر جنبه خلاقانه و تفکر عمیق دارند و صرفاً شامل فرمول‌های ساده نیستند. معمولاً سؤالات شامل:</text:p>
      <text:list text:style-name="L4">
        <text:list-item>
          <text:p text:style-name="P16">محاسبات پیچیده </text:p>
        </text:list-item>
        <text:list-item>
          <text:p text:style-name="P16">ترکیب چندین مفهوم </text:p>
        </text:list-item>
        <text:list-item>
          <text:p text:style-name="P16">موارد خاص و استثنائی </text:p>
        </text:list-item>
        <text:list-item>
          <text:p text:style-name="P17">توسعه ایده‌های اساسی </text:p>
        </text:list-item>
      </text:list>
      <text:p text:style-name="P1"/>
      <text:h text:style-name="P3" text:outline-level="2"><text:bookmark text:name="- Copy 7"/>۳. مباحث موردنیاز برای مرحله اول</text:h>
      <text:h text:style-name="P4" text:outline-level="3"><text:bookmark text:name="- Copy 8"/>الف) شیمی دبیرستان (پایه‌های ۱۰، ۱۱، ۱۲)</text:h>
      <text:h text:style-name="P5" text:outline-level="4"><text:bookmark text:name="- Copy 9"/>۱. <text:span text:style-name="Strong_20_Emphasis">ساختار اتم و نظریه کوانتومی</text:span></text:h>
      <text:list text:style-name="L5">
        <text:list-item>
          <text:p text:style-name="P18">الکترون‌های اتم </text:p>
        </text:list-item>
        <text:list-item>
          <text:p text:style-name="P18">اوربیتال‌ها و زیرلایه‌های الکترونی </text:p>
        </text:list-item>
        <text:list-item>
          <text:p text:style-name="P18">اصل آفبائو (Aufbau Principle) </text:p>
        </text:list-item>
        <text:list-item>
          <text:p text:style-name="P18"><text:soft-page-break/>اصل طرد پاولی (Pauli Exclusion Principle) </text:p>
        </text:list-item>
        <text:list-item>
          <text:p text:style-name="P18">قانون هوند (Hund's Rule) </text:p>
        </text:list-item>
        <text:list-item>
          <text:p text:style-name="P19">پیکربندی الکترونی اتم‌ها و یون‌ها </text:p>
        </text:list-item>
      </text:list>
      <text:p text:style-name="P11"><text:span text:style-name="Strong_20_Emphasis">نکات مهم:</text:span></text:p>
      <text:list text:style-name="L6">
        <text:list-item>
          <text:p text:style-name="P20">تفاوت بین اوربیتال و اوربیت </text:p>
        </text:list-item>
        <text:list-item>
          <text:p text:style-name="P20">ترتیب پر شدن اوربیتال‌های d و f </text:p>
        </text:list-item>
        <text:list-item>
          <text:p text:style-name="P21">یون‌های انتقالی و الکترون‌های d </text:p>
        </text:list-item>
      </text:list>
      <text:h text:style-name="P5" text:outline-level="4"><text:bookmark text:name="- Copy 10"/>۲. <text:span text:style-name="Strong_20_Emphasis">جدول تناوبی و روند‌های دوره‌ای</text:span></text:h>
      <text:list text:style-name="L7">
        <text:list-item>
          <text:p text:style-name="P22">تاریخچه جدول تناوبی </text:p>
        </text:list-item>
        <text:list-item>
          <text:p text:style-name="P22">دسته‌های عناصر (فلزات، نافلزات، نیمافلزات) </text:p>
        </text:list-item>
        <text:list-item>
          <text:p text:style-name="P22">روند‌های دوره‌ای:</text:p>
          <text:list>
            <text:list-item>
              <text:p text:style-name="P22">اندازه اتم و یون </text:p>
            </text:list-item>
            <text:list-item>
              <text:p text:style-name="P22">انرژی یونش </text:p>
            </text:list-item>
            <text:list-item>
              <text:p text:style-name="P22">میل الکترون (Electron Affinity) </text:p>
            </text:list-item>
            <text:list-item>
              <text:p text:style-name="P23">الکترونگاتیویتی (Electronegativity) </text:p>
            </text:list-item>
          </text:list>
        </text:list-item>
      </text:list>
      <text:p text:style-name="P11"><text:span text:style-name="Strong_20_Emphasis">سؤالات متداول:</text:span></text:p>
      <text:list text:style-name="L8">
        <text:list-item>
          <text:p text:style-name="P24">مقایسه خواص عناصر </text:p>
        </text:list-item>
        <text:list-item>
          <text:p text:style-name="P24">پیش‌بینی محصولات واکنش‌ها </text:p>
        </text:list-item>
        <text:list-item>
          <text:p text:style-name="P25">تفاوت رفتار عناصر در گروه‌های مختلف </text:p>
        </text:list-item>
      </text:list>
      <text:h text:style-name="P5" text:outline-level="4"><text:bookmark text:name="- Copy 11"/>۳. <text:span text:style-name="Strong_20_Emphasis">پیوند شیمیایی و ساختار مالکولی</text:span></text:h>
      <text:list text:style-name="L9">
        <text:list-item>
          <text:p text:style-name="P26">پیوند کووالانسی (قطبی و غیرقطبی) </text:p>
        </text:list-item>
        <text:list-item>
          <text:p text:style-name="P26">پیوند یونی </text:p>
        </text:list-item>
        <text:list-item>
          <text:p text:style-name="P26">پیوند فلزی </text:p>
        </text:list-item>
        <text:list-item>
          <text:p text:style-name="P26"><text:soft-page-break/>نیروهای بین‌مالکولی:</text:p>
          <text:list>
            <text:list-item>
              <text:p text:style-name="P26">پیوند هیدروژنی </text:p>
            </text:list-item>
            <text:list-item>
              <text:p text:style-name="P26">نیروی ون‌درفالس </text:p>
            </text:list-item>
            <text:list-item>
              <text:p text:style-name="P27">نیروی دی‌پول-دی‌پول </text:p>
            </text:list-item>
          </text:list>
        </text:list-item>
      </text:list>
      <text:p text:style-name="P11"><text:span text:style-name="Strong_20_Emphasis">هندسه مالکول‌ها:</text:span></text:p>
      <text:list text:style-name="L10">
        <text:list-item>
          <text:p text:style-name="P28">تئوری VSEPR </text:p>
        </text:list-item>
        <text:list-item>
          <text:p text:style-name="P28">هندسه‌های مختلف (خطی، مثلثی، چهاروجهی، مثلث دو‌برابر شده، خطی دو‌برابر شده) </text:p>
        </text:list-item>
        <text:list-item>
          <text:p text:style-name="P28">زاویه‌های پیوند </text:p>
        </text:list-item>
        <text:list-item>
          <text:p text:style-name="P29">قطبیت مالکول‌ها </text:p>
        </text:list-item>
      </text:list>
      <text:h text:style-name="P5" text:outline-level="4"><text:bookmark text:name="- Copy 12"/>۴. <text:span text:style-name="Strong_20_Emphasis">حالات ماده و فشار</text:span></text:h>
      <text:list text:style-name="L11">
        <text:list-item>
          <text:p text:style-name="P30">گاز‌های ایده‌آل و واقعی </text:p>
        </text:list-item>
        <text:list-item>
          <text:p text:style-name="P30">قانون گاز ایده‌آل: PV = nRT </text:p>
        </text:list-item>
        <text:list-item>
          <text:p text:style-name="P30">قانون دالتون (فشار جزئی) </text:p>
        </text:list-item>
        <text:list-item>
          <text:p text:style-name="P30">مایعات و ویژگی‌های آن‌ها </text:p>
        </text:list-item>
        <text:list-item>
          <text:p text:style-name="P30">تبخیر و تکثیف </text:p>
        </text:list-item>
        <text:list-item>
          <text:p text:style-name="P31">نقطه جوش و نقطه ذوب </text:p>
        </text:list-item>
      </text:list>
      <text:h text:style-name="P5" text:outline-level="4"><text:bookmark text:name="- Copy 13"/>۵. <text:span text:style-name="Strong_20_Emphasis">محلول‌ها و تغلیظ</text:span></text:h>
      <text:list text:style-name="L12">
        <text:list-item>
          <text:p text:style-name="P32">انواع محلول‌ها </text:p>
        </text:list-item>
        <text:list-item>
          <text:p text:style-name="P32">غلظت:</text:p>
          <text:list>
            <text:list-item>
              <text:p text:style-name="P32">درصد جرمی </text:p>
            </text:list-item>
            <text:list-item>
              <text:p text:style-name="P32">غلظت مول </text:p>
            </text:list-item>
            <text:list-item>
              <text:p text:style-name="P32">مولالیتی (Molality) </text:p>
            </text:list-item>
            <text:list-item>
              <text:p text:style-name="P32">کسر مول (Mole Fraction) </text:p>
            </text:list-item>
            <text:list-item>
              <text:p text:style-name="P33"><text:soft-page-break/>قسمت در میلیون (ppm) </text:p>
            </text:list-item>
          </text:list>
        </text:list-item>
      </text:list>
      <text:p text:style-name="P11"><text:span text:style-name="Strong_20_Emphasis">خواص تقابلی:</text:span></text:p>
      <text:list text:style-name="L13">
        <text:list-item>
          <text:p text:style-name="P34">نقطه جوش </text:p>
        </text:list-item>
        <text:list-item>
          <text:p text:style-name="P34">نقطه انجماد </text:p>
        </text:list-item>
        <text:list-item>
          <text:p text:style-name="P34">فشار بخار </text:p>
        </text:list-item>
        <text:list-item>
          <text:p text:style-name="P35">فشار اسمزی (Osmotic Pressure) </text:p>
        </text:list-item>
      </text:list>
      <text:h text:style-name="P5" text:outline-level="4"><text:bookmark text:name="- Copy 14"/>۶. <text:span text:style-name="Strong_20_Emphasis">شیمی اسید و باز</text:span></text:h>
      <text:list text:style-name="L14">
        <text:list-item>
          <text:p text:style-name="P36">مفهوم اسید و باز (تعاریف Arrhenius و Brönsted-Lowry) </text:p>
        </text:list-item>
        <text:list-item>
          <text:p text:style-name="P36">قدرت اسید و باز نسبی </text:p>
        </text:list-item>
        <text:list-item>
          <text:p text:style-name="P36">ثابت تعادل اسید و باز (Ka و Kb) </text:p>
        </text:list-item>
        <text:list-item>
          <text:p text:style-name="P36">pH و pOH </text:p>
        </text:list-item>
        <text:list-item>
          <text:p text:style-name="P36">محلول‌های بافر (Buffer Solutions) </text:p>
        </text:list-item>
        <text:list-item>
          <text:p text:style-name="P37">تیتراسیون (Titration) </text:p>
        </text:list-item>
      </text:list>
      <text:p text:style-name="P11"><text:span text:style-name="Strong_20_Emphasis">سؤالات پر‌تکرار:</text:span></text:p>
      <text:list text:style-name="L15">
        <text:list-item>
          <text:p text:style-name="P38">محاسبه pH محلول‌های مختلف </text:p>
        </text:list-item>
        <text:list-item>
          <text:p text:style-name="P38">اسید‌های ضعیف و قوی </text:p>
        </text:list-item>
        <text:list-item>
          <text:p text:style-name="P38">مخلوط‌های اسید و باز </text:p>
        </text:list-item>
        <text:list-item>
          <text:p text:style-name="P39">نمک‌های هیدرولیز‌شونده </text:p>
        </text:list-item>
      </text:list>
      <text:h text:style-name="P5" text:outline-level="4"><text:bookmark text:name="- Copy 15"/>۷. <text:span text:style-name="Strong_20_Emphasis">تعادل شیمیایی</text:span></text:h>
      <text:list text:style-name="L16">
        <text:list-item>
          <text:p text:style-name="P40">ثابت تعادل (Kc و Kp) </text:p>
        </text:list-item>
        <text:list-item>
          <text:p text:style-name="P40">اصل لوشاتلیه (Le Chatelier's Principle) </text:p>
        </text:list-item>
        <text:list-item>
          <text:p text:style-name="P40">واکنش‌های برگشت‌پذیر </text:p>
        </text:list-item>
        <text:list-item>
          <text:p text:style-name="P41">محاسبات تعادلی </text:p>
        </text:list-item>
      </text:list>
      <text:h text:style-name="P5" text:outline-level="4"><text:bookmark text:name="- Copy 16"/><text:soft-page-break/>۸. <text:span text:style-name="Strong_20_Emphasis">شیمی اکسایش-احیا</text:span></text:h>
      <text:list text:style-name="L17">
        <text:list-item>
          <text:p text:style-name="P42">عدد اکسایش </text:p>
        </text:list-item>
        <text:list-item>
          <text:p text:style-name="P42">واکنش‌های redox </text:p>
        </text:list-item>
        <text:list-item>
          <text:p text:style-name="P42">سازندگی تعادل redox </text:p>
        </text:list-item>
        <text:list-item>
          <text:p text:style-name="P42">واکنش‌های غیرمتزن </text:p>
        </text:list-item>
        <text:list-item>
          <text:p text:style-name="P43">مکانیزم‌های redox در حل محیط </text:p>
        </text:list-item>
      </text:list>
      <text:h text:style-name="P5" text:outline-level="4"><text:bookmark text:name="- Copy 17"/>۹. <text:span text:style-name="Strong_20_Emphasis">ترموشیمی و تغییرات انرژی</text:span></text:h>
      <text:list text:style-name="L18">
        <text:list-item>
          <text:p text:style-name="P44">انرژی شیمیایی </text:p>
        </text:list-item>
        <text:list-item>
          <text:p text:style-name="P44">واکنش‌های گرمازا و جذب‌کننده گرما </text:p>
        </text:list-item>
        <text:list-item>
          <text:p text:style-name="P44">آنتالپی (Enthalpy) </text:p>
        </text:list-item>
        <text:list-item>
          <text:p text:style-name="P44">قانون هس (Hess's Law) </text:p>
        </text:list-item>
        <text:list-item>
          <text:p text:style-name="P45">محاسبات تغییرات انرژی </text:p>
        </text:list-item>
      </text:list>
      <text:h text:style-name="P5" text:outline-level="4"><text:bookmark text:name="- Copy 18"/>۱۰. <text:span text:style-name="Strong_20_Emphasis">کینتیک شیمیایی</text:span></text:h>
      <text:list text:style-name="L19">
        <text:list-item>
          <text:p text:style-name="P46">سرعت واکنش (Reaction Rate) </text:p>
        </text:list-item>
        <text:list-item>
          <text:p text:style-name="P46">تعیین‌کننده سرعت (Rate-determining step) </text:p>
        </text:list-item>
        <text:list-item>
          <text:p text:style-name="P46">رتبه واکنش (Reaction Order) </text:p>
        </text:list-item>
        <text:list-item>
          <text:p text:style-name="P46">معادله Arrhenius </text:p>
        </text:list-item>
        <text:list-item>
          <text:p text:style-name="P46">انرژی فعال‌سازی (Activation Energy) </text:p>
        </text:list-item>
        <text:list-item>
          <text:p text:style-name="P47">کاتالیزور‌ها </text:p>
        </text:list-item>
      </text:list>
      <text:h text:style-name="P5" text:outline-level="4"><text:bookmark text:name="- Copy 19"/>۱۱. <text:span text:style-name="Strong_20_Emphasis">شیمی معدنی پایه</text:span></text:h>
      <text:list text:style-name="L20">
        <text:list-item>
          <text:p text:style-name="P48">نمک‌ها و ترکیبات یونی </text:p>
        </text:list-item>
        <text:list-item>
          <text:p text:style-name="P48">مختلط‌های معدنی (Complexes) </text:p>
        </text:list-item>
        <text:list-item>
          <text:p text:style-name="P48">شماره‌ی کماندو (Coordination Number) </text:p>
        </text:list-item>
        <text:list-item>
          <text:p text:style-name="P48"><text:soft-page-break/>ایزومرهای مختلط‌ها </text:p>
        </text:list-item>
        <text:list-item>
          <text:p text:style-name="P49">واکنش‌های رسوب‌گذاری </text:p>
        </text:list-item>
      </text:list>
      <text:h text:style-name="P5" text:outline-level="4"><text:bookmark text:name="- Copy 20"/>۱۲. <text:span text:style-name="Strong_20_Emphasis">شیمی آلی پایه</text:span></text:h>
      <text:list text:style-name="L21">
        <text:list-item>
          <text:p text:style-name="P50">نام‌گذاری ترکیبات آلی (IUPAC) </text:p>
        </text:list-item>
        <text:list-item>
          <text:p text:style-name="P50">آلکان‌ها و ساختار آن‌ها </text:p>
        </text:list-item>
        <text:list-item>
          <text:p text:style-name="P50">آلکن‌ها و آلکین‌ها </text:p>
        </text:list-item>
        <text:list-item>
          <text:p text:style-name="P50">مالکول‌های آروماتیک </text:p>
        </text:list-item>
        <text:list-item>
          <text:p text:style-name="P50">گروه‌های عاملی (Functional Groups):</text:p>
          <text:list>
            <text:list-item>
              <text:p text:style-name="P50">الکل‌ها </text:p>
            </text:list-item>
            <text:list-item>
              <text:p text:style-name="P50">اتر‌ها </text:p>
            </text:list-item>
            <text:list-item>
              <text:p text:style-name="P50">الدئید‌ها و کتون‌ها </text:p>
            </text:list-item>
            <text:list-item>
              <text:p text:style-name="P50">اسیدهای کربوکسیلی </text:p>
            </text:list-item>
            <text:list-item>
              <text:p text:style-name="P50">استرها </text:p>
            </text:list-item>
            <text:list-item>
              <text:p text:style-name="P51">آمین‌ها و آمیدها </text:p>
            </text:list-item>
          </text:list>
        </text:list-item>
      </text:list>
      <text:h text:style-name="P4" text:outline-level="3"><text:bookmark text:name="- Copy 21"/>ب) شیمی عمومی دانشگاهی ۱ و ۲</text:h>
      <text:p text:style-name="P11">برای قبولی در مرحله اول، دانش‌آموز باید از کتاب‌های زیر (یا معادل جهانی) استفاده کند:</text:p>
      <text:h text:style-name="P5" text:outline-level="4"><text:bookmark text:name="- Copy 22"/><text:span text:style-name="Strong_20_Emphasis">مفاهیم پایه‌ای:</text:span></text:h>
      <text:list text:style-name="L22">
        <text:list-item>
          <text:p text:style-name="P52">واحدهای SI و تبدیلات </text:p>
        </text:list-item>
        <text:list-item>
          <text:p text:style-name="P52">عدد اهمّیت‌بخش (Significant Figures) </text:p>
        </text:list-item>
        <text:list-item>
          <text:p text:style-name="P52">محاسبات دقیق </text:p>
        </text:list-item>
        <text:list-item>
          <text:p text:style-name="P53">میزان نسبی جرم اتمی و مولی </text:p>
        </text:list-item>
      </text:list>
      <text:h text:style-name="P5" text:outline-level="4"><text:bookmark text:name="- Copy 23"/><text:soft-page-break/><text:span text:style-name="Strong_20_Emphasis">محاسبات استوکیومتری:</text:span></text:h>
      <text:list text:style-name="L23">
        <text:list-item>
          <text:p text:style-name="P54">موازنه معادلات شیمیایی </text:p>
        </text:list-item>
        <text:list-item>
          <text:p text:style-name="P54">محاسبات مول، گرم، حجم </text:p>
        </text:list-item>
        <text:list-item>
          <text:p text:style-name="P54">محدود‌کننده (Limiting Reagent) </text:p>
        </text:list-item>
        <text:list-item>
          <text:p text:style-name="P54">بازده واقعی (Actual Yield) </text:p>
        </text:list-item>
        <text:list-item>
          <text:p text:style-name="P55">درصد بازده (Percent Yield) </text:p>
        </text:list-item>
      </text:list>
      <text:h text:style-name="P5" text:outline-level="4"><text:bookmark text:name="- Copy 24"/><text:span text:style-name="Strong_20_Emphasis">شیمی فیزیکی سطح بالاتر:</text:span></text:h>
      <text:list text:style-name="L24">
        <text:list-item>
          <text:p text:style-name="P56">تابع موج (Wave Function) </text:p>
        </text:list-item>
        <text:list-item>
          <text:p text:style-name="P56">معادله شرودینگر (نسخه ساده شده) </text:p>
        </text:list-item>
        <text:list-item>
          <text:p text:style-name="P56">اوربیتال‌های اتمی و مالکولی </text:p>
        </text:list-item>
        <text:list-item>
          <text:p text:style-name="P56">پیوند‌های (\sigma) و (\pi) </text:p>
        </text:list-item>
        <text:list-item>
          <text:p text:style-name="P57">نظریه MO و VB </text:p>
        </text:list-item>
      </text:list>
      <text:p text:style-name="P11"><text:span text:style-name="Strong_20_Emphasis">ترمودینامیک:</text:span></text:p>
      <text:list text:style-name="L25">
        <text:list-item>
          <text:p text:style-name="P58">قانون اول ترمودینامیک </text:p>
        </text:list-item>
        <text:list-item>
          <text:p text:style-name="P58">کار و گرما </text:p>
        </text:list-item>
        <text:list-item>
          <text:p text:style-name="P58">تغییر انرژی درونی ((\Delta U)) </text:p>
        </text:list-item>
        <text:list-item>
          <text:p text:style-name="P58">آنتالپی و تغییرات آن </text:p>
        </text:list-item>
        <text:list-item>
          <text:p text:style-name="P58">آنتروپی (Entropy) </text:p>
        </text:list-item>
        <text:list-item>
          <text:p text:style-name="P58">انرژی آزاد گیبس ((\Delta G)) </text:p>
        </text:list-item>
        <text:list-item>
          <text:p text:style-name="P59">خودرونی‌بودن واکنش‌ها </text:p>
        </text:list-item>
      </text:list>
      <text:p text:style-name="P11"><text:span text:style-name="Strong_20_Emphasis">الکتروشیمی:</text:span></text:p>
      <text:list text:style-name="L26">
        <text:list-item>
          <text:p text:style-name="P60">سلول‌های گالوانی </text:p>
        </text:list-item>
        <text:list-item>
          <text:p text:style-name="P60">سلول‌های الکتروشیمیایی </text:p>
        </text:list-item>
        <text:list-item>
          <text:p text:style-name="P60"><text:soft-page-break/>پتانسیل استاندارد (Standard Potential) </text:p>
        </text:list-item>
        <text:list-item>
          <text:p text:style-name="P60">معادله Nernst </text:p>
        </text:list-item>
        <text:list-item>
          <text:p text:style-name="P61">الکترولیز (Electrolysis) </text:p>
        </text:list-item>
      </text:list>
      <text:p text:style-name="P1"/>
      <text:h text:style-name="P3" text:outline-level="2"><text:bookmark text:name="- Copy 25"/>۴. راهنمای مطالعه و آمادگی</text:h>
      <text:h text:style-name="P4" text:outline-level="3"><text:bookmark text:name="- Copy 26"/>مرحله اول: آماده‌سازی بنیادی (۲-۳ ماه)</text:h>
      <text:list text:style-name="L27">
        <text:list-item>
          <text:p text:style-name="P62"><text:span text:style-name="Strong_20_Emphasis">مرور کتاب‌های درسی شیمی دبیرستان:</text:span></text:p>
          <text:list>
            <text:list-item>
              <text:p text:style-name="P63">کتاب شیمی ۱ (دهم) </text:p>
            </text:list-item>
            <text:list-item>
              <text:p text:style-name="P63">کتاب شیمی ۲ (یازدهم) </text:p>
            </text:list-item>
            <text:list-item>
              <text:p text:style-name="P62">کتاب شیمی ۳ (دوازدهم) </text:p>
            </text:list-item>
          </text:list>
          <text:p text:style-name="P62"><text:span text:style-name="Strong_20_Emphasis">روش مطالعه:</text:span></text:p>
          <text:list text:continue-numbering="true">
            <text:list-item>
              <text:p text:style-name="P63">هر فصل را به تفصیل بخوانید </text:p>
            </text:list-item>
            <text:list-item>
              <text:p text:style-name="P63">نکات اساسی را یادداشت کنید </text:p>
            </text:list-item>
            <text:list-item>
              <text:p text:style-name="P63">سؤالات پایان فصل را حل کنید </text:p>
            </text:list-item>
          </text:list>
        </text:list-item>
        <text:list-item>
          <text:p text:style-name="P62"><text:span text:style-name="Strong_20_Emphasis">مطالعه کتاب‌های تستی:</text:span></text:p>
          <text:list>
            <text:list-item>
              <text:p text:style-name="P63">کتاب‌های تستی شیمی برای هر سال </text:p>
            </text:list-item>
            <text:list-item>
              <text:p text:style-name="P63">تأکید بر سؤالات دشوار و خلاقانه </text:p>
            </text:list-item>
            <text:list-item>
              <text:p text:style-name="P62">بررسی پاسخنامه‌های تشریحی </text:p>
            </text:list-item>
          </text:list>
        </text:list-item>
      </text:list>
      <text:h text:style-name="P4" text:outline-level="3"><text:bookmark text:name="- Copy 27"/>مرحله دوم: تعمق و تخصص (۲-۳ ماه)</text:h>
      <text:list text:style-name="L28">
        <text:list-item>
          <text:p text:style-name="P64"><text:span text:style-name="Strong_20_Emphasis">مطالعه شیمی عمومی:</text:span></text:p>
          <text:list>
            <text:list-item>
              <text:p text:style-name="P65">کتاب زومدال (General Chemistry - Zumdahl) - توصیه شده </text:p>
            </text:list-item>
            <text:list-item>
              <text:p text:style-name="P64"><text:soft-page-break/>یا کتاب مورتیمر (Chemistry - Mortimer) </text:p>
            </text:list-item>
          </text:list>
          <text:p text:style-name="P64"><text:span text:style-name="Strong_20_Emphasis">بخش‌های اولویت‌دار:</text:span></text:p>
          <text:list text:continue-numbering="true">
            <text:list-item>
              <text:p text:style-name="P65">محاسبات استوکیومتری </text:p>
            </text:list-item>
            <text:list-item>
              <text:p text:style-name="P65">تعادل شیمیایی </text:p>
            </text:list-item>
            <text:list-item>
              <text:p text:style-name="P65">اسید و باز </text:p>
            </text:list-item>
            <text:list-item>
              <text:p text:style-name="P65">ترمودینامیک و کینتیک </text:p>
            </text:list-item>
          </text:list>
        </text:list-item>
        <text:list-item>
          <text:p text:style-name="P64"><text:span text:style-name="Strong_20_Emphasis">شیمی آلی پایه:</text:span></text:p>
          <text:list>
            <text:list-item>
              <text:p text:style-name="P65">کتاب مک‌موری (Organic Chemistry - McMurry) </text:p>
            </text:list-item>
            <text:list-item>
              <text:p text:style-name="P65">تأکید بر نام‌گذاری و ساختار </text:p>
            </text:list-item>
            <text:list-item>
              <text:p text:style-name="P64">مکانیزم‌های اساسی </text:p>
            </text:list-item>
          </text:list>
        </text:list-item>
      </text:list>
      <text:h text:style-name="P4" text:outline-level="3"><text:bookmark text:name="- Copy 28"/>مرحله سوم: تمرین و تقویت (۱.۵-۲ ماه)</text:h>
      <text:list text:style-name="L29">
        <text:list-item>
          <text:p text:style-name="P66"><text:span text:style-name="Strong_20_Emphasis">حل سؤالات سال‌های گذشته:</text:span></text:p>
          <text:list>
            <text:list-item>
              <text:p text:style-name="P67">سؤالات مرحله اول سال‌های ۱۳۹۰ تا ۱۴۰۳ </text:p>
            </text:list-item>
            <text:list-item>
              <text:p text:style-name="P67">بدون نگاه کردن به پاسخنامه </text:p>
            </text:list-item>
            <text:list-item>
              <text:p text:style-name="P67">زمان‌گذاری: حدود ۲-۳ دقیقه برای هر سؤال </text:p>
            </text:list-item>
          </text:list>
        </text:list-item>
        <text:list-item>
          <text:p text:style-name="P66"><text:span text:style-name="Strong_20_Emphasis">تحلیل اشتباهات:</text:span></text:p>
          <text:list>
            <text:list-item>
              <text:p text:style-name="P67">هر سؤال غلط را بررسی کنید </text:p>
            </text:list-item>
            <text:list-item>
              <text:p text:style-name="P67">علت اشتباه را شناسایی کنید </text:p>
            </text:list-item>
            <text:list-item>
              <text:p text:style-name="P67">مفهوم‌های مرتبط را مرور کنید </text:p>
            </text:list-item>
          </text:list>
        </text:list-item>
        <text:list-item>
          <text:p text:style-name="P66"><text:span text:style-name="Strong_20_Emphasis">تمرین‌های تکمیلی:</text:span></text:p>
          <text:list>
            <text:list-item>
              <text:p text:style-name="P67">حل مسائل متنوع </text:p>
            </text:list-item>
            <text:list-item>
              <text:p text:style-name="P67">توجه به جنبه‌های خلاقانه </text:p>
            </text:list-item>
            <text:list-item>
              <text:p text:style-name="P66"><text:soft-page-break/>ترکیب چندین مفهوم در یک مسئله </text:p>
            </text:list-item>
          </text:list>
        </text:list-item>
      </text:list>
      <text:h text:style-name="P4" text:outline-level="3"><text:bookmark text:name="- Copy 29"/>مرحله چهارم: آمادگی نهایی (۲-۴ هفته)</text:h>
      <text:list text:style-name="L30">
        <text:list-item>
          <text:p text:style-name="P68"><text:span text:style-name="Strong_20_Emphasis">آزمون‌های شبیه‌سازی شده:</text:span></text:p>
          <text:list>
            <text:list-item>
              <text:p text:style-name="P69">حل کامل نمونه آزمون‌ها </text:p>
            </text:list-item>
            <text:list-item>
              <text:p text:style-name="P69">رعایت شرایط زمانی واقعی </text:p>
            </text:list-item>
            <text:list-item>
              <text:p text:style-name="P69">ارزیابی عملکرد </text:p>
            </text:list-item>
          </text:list>
        </text:list-item>
        <text:list-item>
          <text:p text:style-name="P68"><text:span text:style-name="Strong_20_Emphasis">مرور نهایی:</text:span></text:p>
          <text:list>
            <text:list-item>
              <text:p text:style-name="P69">نکات کلیدی هر فصل </text:p>
            </text:list-item>
            <text:list-item>
              <text:p text:style-name="P69">فرمول‌های مهم </text:p>
            </text:list-item>
            <text:list-item>
              <text:p text:style-name="P68">نکات خاص و استثنائی </text:p>
            </text:list-item>
          </text:list>
        </text:list-item>
      </text:list>
      <text:p text:style-name="P1"/>
      <text:h text:style-name="P3" text:outline-level="2"><text:bookmark text:name="- Copy 30"/>۵. نکات و ترفندهای حل مسائل</text:h>
      <text:h text:style-name="P4" text:outline-level="3"><text:bookmark text:name="- Copy 31"/>۱. استراتژی کلی حل سؤالات</text:h>
      <text:p text:style-name="P11"><text:span text:style-name="Strong_20_Emphasis">الف) خواندن دقیق سؤال:</text:span></text:p>
      <text:list text:style-name="L31">
        <text:list-item>
          <text:p text:style-name="P70">سؤال را دو بار بخوانید </text:p>
        </text:list-item>
        <text:list-item>
          <text:p text:style-name="P70">موضوع و درخواست را مشخص کنید </text:p>
        </text:list-item>
        <text:list-item>
          <text:p text:style-name="P70">داده‌های داده شده را فهرست کنید </text:p>
        </text:list-item>
        <text:list-item>
          <text:p text:style-name="P71">چه چیزی درخواست شده؟ </text:p>
        </text:list-item>
      </text:list>
      <text:p text:style-name="P11"><text:span text:style-name="Strong_20_Emphasis">ب) انتخاب روش حل:</text:span></text:p>
      <text:list text:style-name="L32">
        <text:list-item>
          <text:p text:style-name="P72">کدام مفهوم به کار می‌رود؟ </text:p>
        </text:list-item>
        <text:list-item>
          <text:p text:style-name="P72">آیا نیاز به محاسبات دارد؟ </text:p>
        </text:list-item>
        <text:list-item>
          <text:p text:style-name="P73"><text:soft-page-break/>آیا این یک مسئله کمیتی یا کیفی است؟ </text:p>
        </text:list-item>
      </text:list>
      <text:p text:style-name="P11"><text:span text:style-name="Strong_20_Emphasis">ج) چک کردن پاسخ:</text:span></text:p>
      <text:list text:style-name="L33">
        <text:list-item>
          <text:p text:style-name="P74">آیا واحد درست است؟ </text:p>
        </text:list-item>
        <text:list-item>
          <text:p text:style-name="P74">آیا مقدار معقول است؟ </text:p>
        </text:list-item>
        <text:list-item>
          <text:p text:style-name="P75">آیا تمام اطلاعات استفاده شد؟ </text:p>
        </text:list-item>
      </text:list>
      <text:h text:style-name="P4" text:outline-level="3"><text:bookmark text:name="- Copy 32"/>۲. نکات مهم در حل مسائل محاسباتی</text:h>
      <text:p text:style-name="P11"><text:span text:style-name="Strong_20_Emphasis">استوکیومتری:</text:span></text:p>
      <text:list text:style-name="L34">
        <text:list-item>
          <text:p text:style-name="P76">همیشه معادله را موازن کنید </text:p>
        </text:list-item>
        <text:list-item>
          <text:p text:style-name="P76">از مول استفاده کنید (نه گرم یا لیتر) </text:p>
        </text:list-item>
        <text:list-item>
          <text:p text:style-name="P77">دقت در تعیین مواد محدود‌کننده </text:p>
        </text:list-item>
      </text:list>
      <text:p text:style-name="P11"><text:span text:style-name="Strong_20_Emphasis">pH و pOH:</text:span></text:p>
      <text:list text:style-name="L35">
        <text:list-item>
          <text:p text:style-name="P78">(pH + pOH = 14) (در ۲۵°C) </text:p>
        </text:list-item>
        <text:list-item>
          <text:p text:style-name="P78">(pH = -\log[H^+]) </text:p>
        </text:list-item>
        <text:list-item>
          <text:p text:style-name="P79">برای اسیدهای ضعیف از Ka استفاده کنید </text:p>
        </text:list-item>
      </text:list>
      <text:p text:style-name="P11"><text:span text:style-name="Strong_20_Emphasis">تعادل شیمیایی:</text:span></text:p>
      <text:list text:style-name="L36">
        <text:list-item>
          <text:p text:style-name="P80">جدول ICE را بنویسید (Initial, Change, Equilibrium) </text:p>
        </text:list-item>
        <text:list-item>
          <text:p text:style-name="P80">فرض ساده‌سازی را بررسی کنید </text:p>
        </text:list-item>
        <text:list-item>
          <text:p text:style-name="P81">(K = \frac{[products]}{[reactants]}) </text:p>
        </text:list-item>
      </text:list>
      <text:p text:style-name="P11"><text:span text:style-name="Strong_20_Emphasis">ترمودینامیک:</text:span></text:p>
      <text:list text:style-name="L37">
        <text:list-item>
          <text:p text:style-name="P82">(\Delta G = \Delta H - T\Delta S) </text:p>
        </text:list-item>
        <text:list-item>
          <text:p text:style-name="P82">اگر (\Delta G &lt; 0)، واکنش خودرونی است </text:p>
        </text:list-item>
        <text:list-item>
          <text:p text:style-name="P83">قانون هس برای محاسبه (\Delta H) </text:p>
        </text:list-item>
      </text:list>
      <text:p text:style-name="P11"><text:soft-page-break/><text:span text:style-name="Strong_20_Emphasis">کینتیک:</text:span></text:p>
      <text:list text:style-name="L38">
        <text:list-item>
          <text:p text:style-name="P84">(v = k[A]^m[B]^n) (معادله سرعت) </text:p>
        </text:list-item>
        <text:list-item>
          <text:p text:style-name="P84">معادله Arrhenius: (k = Ae^{-E_a/RT}) </text:p>
        </text:list-item>
        <text:list-item>
          <text:p text:style-name="P85">رتبه واکنش = مجموع توان‌های بخش‌های داده شده </text:p>
        </text:list-item>
      </text:list>
      <text:h text:style-name="P4" text:outline-level="3"><text:bookmark text:name="- Copy 33"/>۳. خطاهای رایج و راه‌های جلوگیری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8">خطای رایج</text:p>
            </table:table-cell>
            <table:table-cell table:style-name="Table1.A1" office:value-type="string">
              <text:p text:style-name="P8">راه جلوگیری</text:p>
            </table:table-cell>
          </table:table-row>
        </table:table-header-rows>
        <table:table-row>
          <table:table-cell table:style-name="Table1.A1" office:value-type="string">
            <text:p text:style-name="P7">فراموش کردن موازنه معادله</text:p>
          </table:table-cell>
          <table:table-cell table:style-name="Table1.A1" office:value-type="string">
            <text:p text:style-name="P7">قبل از هر مسئله، معادله را موازن کنید</text:p>
          </table:table-cell>
        </table:table-row>
        <table:table-row>
          <table:table-cell table:style-name="Table1.A1" office:value-type="string">
            <text:p text:style-name="P7">اشتباه در تبدیل واحد‌ها</text:p>
          </table:table-cell>
          <table:table-cell table:style-name="Table1.A1" office:value-type="string">
            <text:p text:style-name="P7">ضرایب تبدیل را نوشته و بررسی کنید</text:p>
          </table:table-cell>
        </table:table-row>
        <table:table-row>
          <table:table-cell table:style-name="Table1.A1" office:value-type="string">
            <text:p text:style-name="P7">نادیده گرفتن اثر دما در Ka و Kb</text:p>
          </table:table-cell>
          <table:table-cell table:style-name="Table1.A1" office:value-type="string">
            <text:p text:style-name="P7">همیشه دما را در نظر بگیرید</text:p>
          </table:table-cell>
        </table:table-row>
        <table:table-row>
          <table:table-cell table:style-name="Table1.A1" office:value-type="string">
            <text:p text:style-name="P7">غفلت از استثنا‌های کلی</text:p>
          </table:table-cell>
          <table:table-cell table:style-name="Table1.A1" office:value-type="string">
            <text:p text:style-name="P7">نکات مخصوص عناصر را یاد بگیرید</text:p>
          </table:table-cell>
        </table:table-row>
        <table:table-row>
          <table:table-cell table:style-name="Table1.A1" office:value-type="string">
            <text:p text:style-name="P7">عدم بررسی معقول‌بودن پاسخ</text:p>
          </table:table-cell>
          <table:table-cell table:style-name="Table1.A1" office:value-type="string">
            <text:p text:style-name="P7">همیشه بررسی نهایی انجام دهید</text:p>
          </table:table-cell>
        </table:table-row>
      </table:table>
      <text:h text:style-name="P4" text:outline-level="3"><text:bookmark text:name="- Copy 34"/>۴. نکات خاص برای سؤالات خلاقانه</text:h>
      <text:p text:style-name="P11">سؤالات مرحله اول اغلب:</text:p>
      <text:list text:style-name="L39">
        <text:list-item>
          <text:p text:style-name="P86">ترکیب دو یا سه مفهوم را می‌خواهند </text:p>
        </text:list-item>
        <text:list-item>
          <text:p text:style-name="P86">موارد خاص و استثناء را بررسی می‌کنند </text:p>
        </text:list-item>
        <text:list-item>
          <text:p text:style-name="P86">نیاز به تفکر عمیق دارند </text:p>
        </text:list-item>
        <text:list-item>
          <text:p text:style-name="P87">ممکن است خارج از کتاب‌های درسی باشند </text:p>
        </text:list-item>
      </text:list>
      <text:p text:style-name="P11"><text:span text:style-name="Strong_20_Emphasis">راهکار:</text:span></text:p>
      <text:list text:style-name="L40">
        <text:list-item>
          <text:p text:style-name="P88">سطح فهم خود را از حفظ‌کردن فراتر ببرید </text:p>
        </text:list-item>
        <text:list-item>
          <text:p text:style-name="P88">درباره دلیل یک پدیده فکر کنید، نه فقط چه بود </text:p>
        </text:list-item>
        <text:list-item>
          <text:p text:style-name="P88">مثال‌های متنوع بررسی کنید </text:p>
        </text:list-item>
        <text:list-item>
          <text:p text:style-name="P89">دنبال الگو‌های خفی باشید </text:p>
        </text:list-item>
      </text:list>
      <text:p text:style-name="P1"/>
      <text:h text:style-name="P3" text:outline-level="2"><text:bookmark text:name="- Copy 35"/><text:soft-page-break/>منابع آموزشی توصیه شده</text:h>
      <text:h text:style-name="P4" text:outline-level="3"><text:bookmark text:name="- Copy 36"/>کتاب‌های فارسی:</text:h>
      <text:list text:style-name="L41">
        <text:list-item>
          <text:p text:style-name="P90">کتاب‌های درسی شیمی (دهم، یازدهم، دوازدهم) </text:p>
        </text:list-item>
        <text:list-item>
          <text:p text:style-name="P90">کتاب‌های تستی معتبر شیمی </text:p>
        </text:list-item>
        <text:list-item>
          <text:p text:style-name="P91">جزوه‌های اساتید معروف المپیاد شیمی (مثل دکتر نباتی) </text:p>
        </text:list-item>
      </text:list>
      <text:h text:style-name="P4" text:outline-level="3"><text:bookmark text:name="- Copy 37"/>کتاب‌های بین‌المللی:</text:h>
      <text:list text:style-name="L42">
        <text:list-item>
          <text:p text:style-name="P92"><text:span text:style-name="Strong_20_Emphasis">General Chemistry - Zumdahl &amp; Zumdahl</text:span> (متن کامل و تمرین‌های فراوان) </text:p>
        </text:list-item>
        <text:list-item>
          <text:p text:style-name="P92"><text:span text:style-name="Strong_20_Emphasis">Chemistry - Mortimer</text:span> (قدیمی‌تر اما جامع) </text:p>
        </text:list-item>
        <text:list-item>
          <text:p text:style-name="P92"><text:span text:style-name="Strong_20_Emphasis">Organic Chemistry - McMurry</text:span> (برای شیمی آلی) </text:p>
        </text:list-item>
        <text:list-item>
          <text:p text:style-name="P92"><text:span text:style-name="Strong_20_Emphasis">Problems in General Chemistry - Demidovich</text:span> (حل مسائل) </text:p>
        </text:list-item>
        <text:list-item>
          <text:p text:style-name="P93"><text:span text:style-name="Strong_20_Emphasis">3000 Solved Problems in Organic Chemistry - Miscelli</text:span> (عالی برای آلی) </text:p>
        </text:list-item>
      </text:list>
      <text:h text:style-name="P4" text:outline-level="3"><text:bookmark text:name="- Copy 38"/>منابع آنلاین:</text:h>
      <text:list text:style-name="L43">
        <text:list-item>
          <text:p text:style-name="P94">سایت شاپ‌پا و آموزیاتور برای سؤالات فارسی </text:p>
        </text:list-item>
        <text:list-item>
          <text:p text:style-name="P94">Khan Academy برای توضیحات ویدیویی انگلیسی </text:p>
        </text:list-item>
        <text:list-item>
          <text:p text:style-name="P95">آرشیو سؤالات المپیاد‌های گذشته </text:p>
        </text:list-item>
      </text:list>
      <text:p text:style-name="P1"/>
      <text:h text:style-name="P3" text:outline-level="2"><text:bookmark text:name="- Copy 39"/>برنامه مطالعه نمونه</text:h>
      <text:h text:style-name="P4" text:outline-level="3"><text:bookmark text:name="- Copy 40"/>برنامه ۱۲ هفته‌ای:</text:h>
      <text:p text:style-name="P11"><text:span text:style-name="Strong_20_Emphasis">هفته‌های ۱-۲:</text:span> شیمی دبیرستان - اتم و ساختار الکترونی <text:span text:style-name="Strong_20_Emphasis">هفته‌های ۳-۴:</text:span> جدول تناوبی و پیوند شیمیایی <text:span text:style-name="Strong_20_Emphasis">هفته‌های ۵-۶:</text:span> حالات ماده و محلول‌ها <text:span text:style-name="Strong_20_Emphasis">هفته‌های ۷-۸:</text:span> اسید و باز، تعادل، redox <text:span text:style-name="Strong_20_Emphasis">هفته‌های ۹-۱۰:</text:span> ترمودینامیک، کینتیک، الکتروشیمی <text:span text:style-name="Strong_20_Emphasis">هفته‌های ۱۱-۱۲:</text:span> شیمی آلی و حل تمرین‌های مجموعه</text:p>
      <text:p text:style-name="P11"><text:soft-page-break/>برای هر هفته:</text:p>
      <text:list text:style-name="L44">
        <text:list-item>
          <text:p text:style-name="P96">۳۰% مطالعه تئوری </text:p>
        </text:list-item>
        <text:list-item>
          <text:p text:style-name="P96">۴۰% حل مسائل </text:p>
        </text:list-item>
        <text:list-item>
          <text:p text:style-name="P97">۳۰% مرور و تکرار </text:p>
        </text:list-item>
      </text:list>
      <text:p text:style-name="P1"/>
      <text:h text:style-name="P3" text:outline-level="2"><text:bookmark text:name="- Copy 41"/>نتیجه‌گیری</text:h>
      <text:p text:style-name="P11">موفقیت در مرحله اول المپیاد شیمی نیازمند:</text:p>
      <text:list text:style-name="L45">
        <text:list-item>
          <text:p text:style-name="P98"><text:span text:style-name="Strong_20_Emphasis">تسلط بر مفاهیم بنیادی:</text:span> نه فقط حفظ‌کردن فرمول‌ها </text:p>
        </text:list-item>
        <text:list-item>
          <text:p text:style-name="P98"><text:span text:style-name="Strong_20_Emphasis">تمرین مداوم:</text:span> حل سؤالات متنوع و دشوار </text:p>
        </text:list-item>
        <text:list-item>
          <text:p text:style-name="P98"><text:span text:style-name="Strong_20_Emphasis">صبر و تحمل:</text:span> فرایندی طولانی که نیاز به تمرکز دارد </text:p>
        </text:list-item>
        <text:list-item>
          <text:p text:style-name="P98"><text:span text:style-name="Strong_20_Emphasis">طلب کمک:</text:span> از اساتید و منابع معتبر استفاده کنید </text:p>
        </text:list-item>
        <text:list-item>
          <text:p text:style-name="P99"><text:span text:style-name="Strong_20_Emphasis">خود‌ارزیابی:</text:span> مرتب عملکرد خود را سنجش کنید </text:p>
        </text:list-item>
      </text:list>
      <text:p text:style-name="P11"><text:span text:style-name="Strong_20_Emphasis">یادتان باشد:</text:span> قبولی در مرحله اول نقطه آغاز است، نه پایان مسیر!</text:p>
      <text:p text:style-name="P1"/>
      <text:p text:style-name="P11"><text:span text:style-name="Emphasis">تهیه شده بر اساس منابع معتبر و تجربیات اساتید و دانش‌آموزان موفق المپیاد شیمی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Arabic1" style:font-family-complex="'Noto Sans Arabic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Arabic1" style:font-family-complex="'Noto Sans Arabic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Arabic1" style:font-family-complex="'Noto Sans Arabic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6T21:12:29.608029525</meta:creation-date>
    <dc:date>2025-12-16T21:13:58.603536327</dc:date>
    <meta:editing-duration>PT1M30S</meta:editing-duration>
    <meta:editing-cycles>1</meta:editing-cycles>
    <meta:document-statistic meta:table-count="1" meta:image-count="0" meta:object-count="0" meta:page-count="15" meta:paragraph-count="312" meta:word-count="1685" meta:character-count="8786" meta:non-whitespace-character-count="7426"/>
    <meta:generator>LibreOffice/24.2.7.2$Linux_X86_64 LibreOffice_project/420$Build-2</meta:generator>
  </office:meta>
</office:document-meta>
</file>